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Lohit Hindi1" svg:font-family="'Lohit Hindi'"/>
    <style:font-face style:name="OpenSymbol1" svg:font-family="OpenSymbol"/>
    <style:font-face style:name="Monaco1" svg:font-family="Monaco" style:font-family-generic="modern" style:font-pitch="fixed"/>
    <style:font-face style:name="OpenSymbol" svg:font-family="OpenSymbol" style:font-pitch="variable"/>
    <style:font-face style:name="WenQuanYi Micro Hei Mono" svg:font-family="'WenQuanYi Micro Hei Mono'" style:font-adornments="Regular" style:font-pitch="variable"/>
    <style:font-face style:name="Monaco" svg:font-family="Monaco" style:font-adornments="Regular"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Liberation Serif" style:font-name-asian="Liberation Serif"/>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normal" style:font-weight-asian="normal" style:font-weight-complex="normal"/>
    </style:style>
    <style:style style:name="P4" style:family="paragraph" style:parent-style-name="code">
      <style:text-properties style:use-window-font-color="true"/>
    </style:style>
    <style:style style:name="P5" style:family="paragraph" style:parent-style-name="code">
      <style:text-properties fo:color="#000080"/>
    </style:style>
    <style:style style:name="P6" style:family="paragraph" style:parent-style-name="code">
      <style:text-properties fo:color="#008000"/>
    </style:style>
    <style:style style:name="P7" style:family="paragraph" style:parent-style-name="code">
      <style:paragraph-properties fo:margin-left="0mm" fo:margin-right="0mm" fo:text-indent="0mm" style:auto-text-indent="false"/>
    </style:style>
    <style:style style:name="P8" style:family="paragraph" style:parent-style-name="Text_20_body" style:list-style-name="L1"/>
    <style:style style:name="P9" style:family="paragraph" style:parent-style-name="Text_20_body" style:list-style-name="L1">
      <style:text-properties fo:color="#008000"/>
    </style:style>
    <style:style style:name="P10" style:family="paragraph" style:parent-style-name="Text_20_body" style:list-style-name="L1">
      <style:text-properties style:use-window-font-color="true"/>
    </style:style>
    <style:style style:name="P11" style:family="paragraph" style:parent-style-name="Text_20_body" style:list-style-name="L5">
      <style:text-properties style:use-window-font-color="true"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4">
      <style:paragraph-properties fo:background-color="#ccffff" fo:padding="0.51mm" fo:border="0.06pt solid #000000" style:shadow="none">
        <style:background-image/>
      </style:paragraph-properties>
    </style:style>
    <style:style style:name="P17" style:family="paragraph" style:parent-style-name="Heading_20_2">
      <style:text-properties style:use-window-font-color="true" fo:font-weight="bold" style:font-weight-asian="bold" style:font-weight-complex="bold"/>
    </style:style>
    <style:style style:name="P18" style:family="paragraph" style:parent-style-name="Contents_20_3">
      <style:paragraph-properties>
        <style:tab-stops>
          <style:tab-stop style:position="180.02mm" style:type="right" style:leader-style="dotted" style:leader-text="."/>
        </style:tab-stops>
      </style:paragraph-properties>
    </style:style>
    <style:style style:name="P19" style:family="paragraph" style:parent-style-name="Contents_20_2">
      <style:paragraph-properties>
        <style:tab-stops>
          <style:tab-stop style:position="185.01mm" style:type="right" style:leader-style="dotted" style:leader-text="."/>
        </style:tab-stops>
      </style:paragraph-properties>
    </style:style>
    <style:style style:name="P20" style:family="paragraph" style:parent-style-name="Heading_20_3">
      <style:text-properties style:use-window-font-color="true"/>
    </style:style>
    <style:style style:name="P21" style:family="paragraph" style:parent-style-name="Heading_20_3">
      <style:text-properties style:use-window-font-color="true" fo:font-weight="bold" style:font-weight-asian="bold" style:font-weight-complex="bold"/>
    </style:style>
    <style:style style:name="P22" style:family="paragraph" style:parent-style-name="Contents_20_1">
      <style:paragraph-properties>
        <style:tab-stops>
          <style:tab-stop style:position="190.01mm" style:type="right" style:leader-style="dotted" style:leader-text="."/>
        </style:tab-stops>
      </style:paragraph-properties>
    </style:style>
    <style:style style:name="P23" style:family="paragraph" style:parent-style-name="code">
      <style:text-properties fo:color="#ff0000"/>
    </style:style>
    <style:style style:name="P24" style:family="paragraph" style:parent-style-name="Item">
      <style:text-properties style:use-window-font-color="true"/>
    </style:style>
    <style:style style:name="P25" style:family="paragraph" style:parent-style-name="Footer">
      <style:paragraph-properties fo:text-align="center" style:justify-single-word="false"/>
    </style:style>
    <style:style style:name="P26" style:family="paragraph" style:parent-style-name="Header">
      <style:paragraph-properties fo:text-align="end"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color="#000080" fo:font-weight="bold" style:font-weight-asian="bold" style:font-weight-complex="bold"/>
    </style:style>
    <style:style style:name="T5" style:family="text">
      <style:text-properties fo:color="#000080" fo:font-style="normal" fo:font-weight="bold" style:font-style-asian="normal" style:font-weight-asian="bold" style:font-style-complex="normal" style:font-weight-complex="bold"/>
    </style:style>
    <style:style style:name="T6" style:family="text">
      <style:text-properties fo:color="#000080" fo:font-weight="normal" style:font-weight-asian="normal" style:font-weight-complex="normal"/>
    </style:style>
    <style:style style:name="T7" style:family="text">
      <style:text-properties style:use-window-font-color="true"/>
    </style:style>
    <style:style style:name="T8" style:family="text">
      <style:text-properties style:use-window-font-color="true" fo:font-weight="bold" style:font-weight-asian="bold" style:font-weight-complex="bold"/>
    </style:style>
    <style:style style:name="T9" style:family="text">
      <style:text-properties style:use-window-font-color="true" fo:font-weight="bold" style:font-name-asian="Times New Roman" style:font-weight-asian="bold" style:font-weight-complex="bold"/>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normal" style:font-name-asian="DejaVu Sans" style:font-weight-asian="normal" style:font-weight-complex="normal"/>
    </style:style>
    <style:style style:name="T12" style:family="text">
      <style:text-properties style:use-window-font-color="true" fo:font-style="italic" style:font-style-asian="italic" style:font-style-complex="italic"/>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fo:background-color="transparent"/>
    </style:style>
    <style:style style:name="T16" style:family="text">
      <style:text-properties fo:font-style="italic" style:font-style-asian="italic" style:font-style-complex="italic"/>
    </style:style>
    <style:style style:name="T17" style:family="text">
      <style:text-properties style:font-name="Liberation Serif" style:font-name-asian="Liberation Serif"/>
    </style:style>
    <style:style style:name="T18" style:family="text">
      <style:text-properties style:font-name="Liberation Serif" fo:font-weight="normal" style:font-name-asian="Liberation Serif" style:font-weight-asian="normal" style:font-weight-complex="normal"/>
    </style:style>
    <style:style style:name="T19" style:family="text">
      <style:text-properties fo:font-weight="normal" style:font-weight-asian="normal" style:font-weight-complex="normal"/>
    </style:style>
    <style:style style:name="T20" style:family="text">
      <style:text-properties fo:color="#0000ff"/>
    </style:style>
    <style:style style:name="T21" style:family="text">
      <style:text-properties fo:color="#008000"/>
    </style:style>
    <style:style style:name="T22" style:family="text">
      <style:text-properties style:font-name-asian="Times New Roman"/>
    </style:style>
    <style:style style:name="T23" style:family="text">
      <style:text-properties fo:color="#94006b"/>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MS JavaScript 架構</text:p>
      <text:table-of-content text:style-name="Sect1" text:protected="true" text:name="Table of Contents1">
        <text:table-of-content-source text:outline-level="10">
          <text:index-title-template text:style-name="Contents_20_Heading">目錄</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目錄</text:p>
          </text:index-title>
          <text:p text:style-name="P22">檔案結構<text:tab/>2</text:p>
          <text:p text:style-name="P22">JavaScript 撰寫要求<text:tab/>3</text:p>
          <text:p text:style-name="P19">私有變數<text:tab/>3</text:p>
          <text:p text:style-name="P19">名稱空間<text:tab/>3</text:p>
          <text:p text:style-name="P22">模組<text:tab/>5</text:p>
          <text:p text:style-name="P19">Validate 模組：<text:tab/>5</text:p>
          <text:p text:style-name="P18">內建的檢核方法<text:tab/>5</text:p>
          <text:p text:style-name="P18">範例<text:tab/>5</text:p>
          <text:p text:style-name="P18">自定驗証方法<text:tab/>8</text:p>
          <text:p text:style-name="P18">擴充自定檢核的規則<text:tab/>8</text:p>
          <text:p text:style-name="P18">使用自定檢核方法核範例<text:tab/>9</text:p>
          <text:p text:style-name="P18">CMS自定驗証訊息檔案<text:tab/>11</text:p>
          <text:p text:style-name="P18">驗証順序<text:tab/>11</text:p>
          <text:p text:style-name="P18">AJAX submit<text:tab/>11</text:p>
          <text:p text:style-name="P18">Validate Options<text:tab/>12</text:p>
          <text:p text:style-name="P19">jqGrid 模組<text:tab/>14</text:p>
          <text:p text:style-name="P18">範例<text:tab/>14</text:p>
          <text:p text:style-name="P22">Widget 元件<text:tab/>16</text:p>
          <text:p text:style-name="P19">目錄位置<text:tab/>16</text:p>
          <text:p text:style-name="P19">Widget<text:tab/>16</text:p>
          <text:p text:style-name="P18">SearForm<text:tab/>16</text:p>
          <text:p text:style-name="P18">MasterDetailForm<text:tab/>16</text:p>
        </text:index-body>
      </text:table-of-content>
      <text:h text:style-name="Heading_20_1" text:outline-level="1">檔案結構</text:h>
      <text:p text:style-name="Text_20_body">Javascript 根目錄 ：jstool</text:p>
      <text:p text:style-name="Text_20_body">目錄分類</text:p>
      <text:list xml:id="list13338624501" text:style-name="L1">
        <text:list-item>
          <text:p text:style-name="P8">apt : apt 名稱空間</text:p>
        </text:list-item>
        <text:list-item>
          <text:p text:style-name="P8">apt/ui : 用來放置與使用者介面相關的 widget 的目錄，也是 widget 的名稱空間</text:p>
        </text:list-item>
        <text:list-item>
          <text:p text:style-name="P8">apt/page : 一些頁面公用函式</text:p>
        </text:list-item>
        <text:list-item>
          <text:p text:style-name="P9">jquery : jQuery framework 目錄，放置 jQuery 主程式、 jQuery ui、 客製化的 jQuery 擴充方法。</text:p>
        </text:list-item>
        <text:list-item>
          <text:p text:style-name="P10">jquery/<text:span text:style-name="T13">jquery.cms.js</text:span> : 設定相關 jquery 初始值</text:p>
        </text:list-item>
        <text:list-item>
          <text:p text:style-name="P10">jquery/validate : jQuery 的 validate 模組目錄放置 validate 的主程式</text:p>
        </text:list-item>
        <text:list-item>
          <text:p text:style-name="P8"><text:bookmark-start text:name="__DdeLink__926_1047628986"/>a<text:bookmark-end text:name="__DdeLink__926_1047628986"/>pt/validate/<text:span text:style-name="T13">additional-methods.cms.js</text:span> : cms 客製的擴充檢核方法</text:p>
        </text:list-item>
        <text:list-item>
          <text:p text:style-name="P8">apt/validate/<text:span text:style-name="T13">message.js</text:span> : cms 客製的驗証訊息檔</text:p>
        </text:list-item>
        <text:list-item>
          <text:p text:style-name="P8">jquery/jqgrid : jqgrid <text:bookmark-start text:name="__DdeLink__2_2106377985"/>模組<text:bookmark-end text:name="__DdeLink__2_2106377985"/>目錄放置 jqgrid 主程式</text:p>
        </text:list-item>
        <text:list-item>
          <text:p text:style-name="P10">jquery/jqgrid/i18n : jqgrid 模組多語系支援目錄</text:p>
        </text:list-item>
        <text:list-item>
          <text:p text:style-name="P10">apt/grid-ext/<text:span text:style-name="T13">additional-formatters.cms.js</text:span> : jqGrid 客制化格式化方法</text:p>
        </text:list-item>
      </text:list>
      <text:h text:style-name="Heading_20_1" text:outline-level="1">JavaScript 撰寫要求</text:h>
      <text:h text:style-name="Heading_20_2" text:outline-level="2">私有變數</text:h>
      <text:p text:style-name="Text_20_body">變數宣告必須在 immediate function 宣造再予以啟用。透過 immediate function 將 javascript 切割成小片斷的程式碼，減少程式間變數的扞擾。</text:p>
      <text:p text:style-name="Text_20_body">原程式</text:p>
      <text:p text:style-name="code">var<text:span text:style-name="T22"> x</text:span>=<text:span text:style-name="T22"> </text:span>'aaa';</text:p>
      <text:p text:style-name="code">var<text:span text:style-name="T22"> y </text:span>=<text:span text:style-name="T22"> </text:span>'bbb';</text:p>
      <text:p text:style-name="code">//<text:span text:style-name="T22"> </text:span>其他要執行程式<text:span text:style-name="T22"> …</text:span></text:p>
      <text:p text:style-name="Text_20_body">應改為</text:p>
      <text:p text:style-name="P5">(function(){</text:p>
      <text:p text:style-name="code"><text:span text:style-name="T22"><text:s text:c="4"/></text:span>var<text:span text:style-name="T22"> </text:span>x<text:span text:style-name="T22"> </text:span>=<text:span text:style-name="T22"> </text:span>'aaa';</text:p>
      <text:p text:style-name="code"><text:span text:style-name="T22"><text:s text:c="4"/></text:span>var<text:span text:style-name="T22"> </text:span>y<text:span text:style-name="T22"> </text:span>=<text:span text:style-name="T22"> </text:span>'bbb';</text:p>
      <text:p text:style-name="code"><text:span text:style-name="T22"><text:s/></text:span>//<text:span text:style-name="T22"> </text:span>其他要執行程式</text:p>
      <text:p text:style-name="P5">}())；</text:p>
      <text:h text:style-name="Heading_20_2" text:outline-level="2">名稱空間</text:h>
      <text:p text:style-name="Text_20_body">CMS<text:span text:style-name="T22"> </text:span>專案名稱空間以<text:span text:style-name="T22"> </text:span>apt<text:span text:style-name="T22"> </text:span>為開頭，每個名稱空間為個別的子目錄。</text:p>
      <text:list xml:id="list369382683" text:style-name="List_20_1">
        <text:list-item>
          <text:p text:style-name="Item">目前已有的名稱空間</text:p>
        </text:list-item>
      </text:list>
      <text:list xml:id="list3693826831" text:style-name="L2">
        <text:list-item>
          <text:p text:style-name="P12">apt : CMS<text:span text:style-name="T22"> </text:span>專案的起始名稱空間</text:p>
        </text:list-item>
        <text:list-item>
          <text:p text:style-name="P12">apt.ui : 和<text:span text:style-name="T22"> </text:span>Widget<text:span text:style-name="T22"> </text:span>有關的<text:span text:style-name="T22"> </text:span>ui<text:span text:style-name="T22"> </text:span>介面存放位置</text:p>
        </text:list-item>
        <text:list-item>
          <text:p text:style-name="P12">apt.page : 與頁面初始化相關方法</text:p>
        </text:list-item>
        <text:list-item>
          <text:p text:style-name="P12">apt.event : 註冊頁面的 event</text:p>
        </text:list-item>
      </text:list>
      <text:list xml:id="list441255250" text:continue-list="list369382683" text:style-name="List_20_1">
        <text:list-item>
          <text:p text:style-name="Item">制定名稱空間</text:p>
        </text:list-item>
      </text:list>
      <text:p text:style-name="Text_20_body">名稱空間的做法與 java 相仿，採目錄的方式來建構。</text:p>
      <text:p text:style-name="Text_20_body">一個模組一個檔案</text:p>
      <text:p text:style-name="Text_20_body">一個類別一個檔案</text:p>
      <text:p text:style-name="code">var apt ＝ apt || {};</text:p>
      <text:p text:style-name="code">var apt.ui = apt.ui || {};</text:p>
      <text:p text:style-name="code">// one Module function per one page</text:p>
      <text:p text:style-name="code">js page name Util.js</text:p>
      <text:p text:style-name="code">====================</text:p>
      <text:p text:style-name="code"><text:bookmark-start text:name="__DdeLink__1362_2088108951"/>apt.page.Util.function1 = function(){...}<text:bookmark-end text:name="__DdeLink__1362_2088108951"/></text:p>
      <text:p text:style-name="code"><text:soft-page-break/>apt.page.Util.function2 = function(){...}</text:p>
      <text:p text:style-name="code">//one Widget class per one page</text:p>
      <text:p text:style-name="code">js page name MyWedget.js</text:p>
      <text:p text:style-name="code">====================</text:p>
      <text:p text:style-name="code">apt.ui.MyWedget = function(){...};</text:p>
      <text:h text:style-name="Heading_20_1" text:outline-level="1">模組</text:h>
      <text:h text:style-name="Heading_20_2" text:outline-level="2">Validate 模組：</text:h>
      <text:h text:style-name="Heading_20_3" text:outline-level="3">內建的檢核方法</text:h>
      <text:p text:style-name="Text_20_body"><text:bookmark-start text:name="__DdeLink__1351_2088108951"/>Jquery validate 模組主要用來檢核表單資料的完整性，<text:bookmark-end text:name="__DdeLink__1351_2088108951"/>目前已內建的檢核方法有</text:p>
      <text:list xml:id="list8891264881" text:style-name="L3">
        <text:list-item>
          <text:p text:style-name="P13"><text:a xlink:type="simple" xlink:href="http://docs.jquery.com/Plugins/Validation/Methods/required"><text:span text:style-name="T1">required( )</text:span></text:a><text:span text:style-name="T1">Returns:</text:span> <text:a xlink:type="simple" xlink:href="http://docs.jquery.com/Types#Boolean">Boolean</text:a>Makes the element always required.</text:p>
        </text:list-item>
        <text:list-item>
          <text:p text:style-name="P13"><text:s/><text:a xlink:type="simple" xlink:href="http://docs.jquery.com/Plugins/Validation/Methods/required#dependency-expression"><text:span text:style-name="T1">required( dependency-expression )</text:span></text:a><text:span text:style-name="T1">Returns:</text:span> <text:a xlink:type="simple" xlink:href="http://docs.jquery.com/Types#Boolean">Boolean</text:a>Makes the element required, depending on the result of the given expression. </text:p>
        </text:list-item>
        <text:list-item>
          <text:p text:style-name="P13"><text:a xlink:type="simple" xlink:href="http://docs.jquery.com/Plugins/Validation/Methods/required#dependency-callback"><text:span text:style-name="T1">required( dependency-callback )</text:span></text:a><text:span text:style-name="T1">Returns:</text:span> <text:a xlink:type="simple" xlink:href="http://docs.jquery.com/Types#Boolean">Boolean</text:a>Makes the element required, depending on the result of the given callback. </text:p>
        </text:list-item>
        <text:list-item>
          <text:p text:style-name="P13"><text:a xlink:type="simple" xlink:href="http://docs.jquery.com/Plugins/Validation/Methods/remote#options"><text:span text:style-name="T1">remote( options )</text:span></text:a><text:span text:style-name="T1">Returns:</text:span> <text:a xlink:type="simple" xlink:href="http://docs.jquery.com/Types#Boolean">Boolean</text:a>Requests a resource to check the element for validity. </text:p>
        </text:list-item>
        <text:list-item>
          <text:p text:style-name="P13"><text:a xlink:type="simple" xlink:href="http://docs.jquery.com/Plugins/Validation/Methods/minlength#length"><text:span text:style-name="T1">minlength( length )</text:span></text:a><text:span text:style-name="T1">Returns:</text:span> <text:a xlink:type="simple" xlink:href="http://docs.jquery.com/Types#Boolean">Boolean</text:a>Makes the element require a given minimum length. </text:p>
        </text:list-item>
        <text:list-item>
          <text:p text:style-name="P13"><text:a xlink:type="simple" xlink:href="http://docs.jquery.com/Plugins/Validation/Methods/maxlength#length"><text:span text:style-name="T1">maxlength( length )</text:span></text:a><text:span text:style-name="T1">Returns:</text:span> <text:a xlink:type="simple" xlink:href="http://docs.jquery.com/Types#Boolean">Boolean</text:a>Makes the element require a given maxmimum length. </text:p>
        </text:list-item>
        <text:list-item>
          <text:p text:style-name="P13"><text:a xlink:type="simple" xlink:href="http://docs.jquery.com/Plugins/Validation/Methods/rangelength#range"><text:span text:style-name="T1">rangelength( range )</text:span></text:a><text:span text:style-name="T1">Returns:</text:span> <text:a xlink:type="simple" xlink:href="http://docs.jquery.com/Types#Boolean">Boolean</text:a>Makes the element require a given value range. </text:p>
        </text:list-item>
        <text:list-item>
          <text:p text:style-name="P13"><text:a xlink:type="simple" xlink:href="http://docs.jquery.com/Plugins/Validation/Methods/min#value"><text:span text:style-name="T1">min( value )</text:span></text:a><text:span text:style-name="T1">Returns:</text:span> <text:a xlink:type="simple" xlink:href="http://docs.jquery.com/Types#Boolean">Boolean</text:a>Makes the element require a given minimum. </text:p>
        </text:list-item>
        <text:list-item>
          <text:p text:style-name="P13"><text:a xlink:type="simple" xlink:href="http://docs.jquery.com/Plugins/Validation/Methods/max#value"><text:span text:style-name="T1">max( value )</text:span></text:a><text:span text:style-name="T1">Returns:</text:span> <text:a xlink:type="simple" xlink:href="http://docs.jquery.com/Types#Boolean">Boolean</text:a>Makes the element require a given maximum. </text:p>
        </text:list-item>
        <text:list-item>
          <text:p text:style-name="P13"><text:a xlink:type="simple" xlink:href="http://docs.jquery.com/Plugins/Validation/Methods/range#range"><text:span text:style-name="T1">range(</text:span></text:a><text:a xlink:type="simple" xlink:href="http://docs.jquery.com/Plugins/Validation/Methods/range#range"><text:span text:style-name="T1"> </text:span></text:a><text:a xlink:type="simple" xlink:href="http://docs.jquery.com/Plugins/Validation/Methods/range#range"><text:span text:style-name="T1">range )</text:span></text:a><text:span text:style-name="T1">Returns:</text:span> <text:a xlink:type="simple" xlink:href="http://docs.jquery.com/Types#Boolean">Boolean</text:a>Makes the element require a given value range. </text:p>
        </text:list-item>
        <text:list-item>
          <text:p text:style-name="P13"><text:a xlink:type="simple" xlink:href="http://docs.jquery.com/Plugins/Validation/Methods/email"><text:span text:style-name="T1">email( )</text:span></text:a><text:span text:style-name="T1">Returns:</text:span> <text:a xlink:type="simple" xlink:href="http://docs.jquery.com/Types#Boolean">Boolean</text:a>Makes the element require a valid email </text:p>
        </text:list-item>
        <text:list-item>
          <text:p text:style-name="P13"><text:a xlink:type="simple" xlink:href="http://docs.jquery.com/Plugins/Validation/Methods/url"><text:span text:style-name="T1">url( )</text:span></text:a><text:span text:style-name="T1">Returns:</text:span> <text:a xlink:type="simple" xlink:href="http://docs.jquery.com/Types#Boolean">Boolean</text:a>Makes the element require a valid url </text:p>
        </text:list-item>
        <text:list-item>
          <text:p text:style-name="P13"><text:a xlink:type="simple" xlink:href="http://docs.jquery.com/Plugins/Validation/Methods/date"><text:span text:style-name="T1">date( )</text:span></text:a><text:span text:style-name="T1">Returns:</text:span> <text:a xlink:type="simple" xlink:href="http://docs.jquery.com/Types#Boolean">Boolean</text:a>Makes the element require a date. </text:p>
        </text:list-item>
        <text:list-item>
          <text:p text:style-name="P13"><text:a xlink:type="simple" xlink:href="http://docs.jquery.com/Plugins/Validation/Methods/dateISO"><text:span text:style-name="T1">dateISO( )</text:span></text:a><text:span text:style-name="T1">Returns:</text:span> <text:a xlink:type="simple" xlink:href="http://docs.jquery.com/Types#Boolean">Boolean</text:a>Makes the element require a ISO date. </text:p>
        </text:list-item>
        <text:list-item>
          <text:p text:style-name="P13"><text:a xlink:type="simple" xlink:href="http://docs.jquery.com/Plugins/Validation/Methods/dateDE"><text:span text:style-name="T1">dateDE( )</text:span></text:a><text:span text:style-name="T1">Returns:</text:span> <text:a xlink:type="simple" xlink:href="http://docs.jquery.com/Types#Boolean">Boolean</text:a>Makes the element require a german date. </text:p>
        </text:list-item>
        <text:list-item>
          <text:p text:style-name="P13"><text:a xlink:type="simple" xlink:href="http://docs.jquery.com/Plugins/Validation/Methods/number"><text:span text:style-name="T1">number( )</text:span></text:a><text:span text:style-name="T1">Returns:</text:span> <text:a xlink:type="simple" xlink:href="http://docs.jquery.com/Types#Boolean">Boolean</text:a>Makes the element require a decimal number. </text:p>
        </text:list-item>
        <text:list-item>
          <text:p text:style-name="P13"><text:a xlink:type="simple" xlink:href="http://docs.jquery.com/Plugins/Validation/Methods/numberDE"><text:span text:style-name="T1">numberDE( )</text:span></text:a><text:span text:style-name="T1">Returns:</text:span> <text:a xlink:type="simple" xlink:href="http://docs.jquery.com/Types#Boolean">Boolean</text:a>Makes the element require a decimal number with german format. </text:p>
        </text:list-item>
        <text:list-item>
          <text:p text:style-name="P13"><text:a xlink:type="simple" xlink:href="http://docs.jquery.com/Plugins/Validation/Methods/digits"><text:span text:style-name="T1">digits( )</text:span></text:a><text:span text:style-name="T1">Returns:</text:span> <text:a xlink:type="simple" xlink:href="http://docs.jquery.com/Types#Boolean">Boolean</text:a>Makes the element require digits only. </text:p>
        </text:list-item>
        <text:list-item>
          <text:p text:style-name="P13"><text:a xlink:type="simple" xlink:href="http://docs.jquery.com/Plugins/Validation/Methods/creditcard"><text:span text:style-name="T1">creditcard( )</text:span></text:a><text:span text:style-name="T1">Returns:</text:span> <text:a xlink:type="simple" xlink:href="http://docs.jquery.com/Types#Boolean">Boolean</text:a>Makes the element require a creditcard number. </text:p>
        </text:list-item>
        <text:list-item>
          <text:p text:style-name="P13"><text:a xlink:type="simple" xlink:href="http://docs.jquery.com/Plugins/Validation/Methods/accept#extension"><text:span text:style-name="T1">accept( extension )</text:span></text:a><text:span text:style-name="T1">Returns:</text:span> <text:a xlink:type="simple" xlink:href="http://docs.jquery.com/Types#Boolean">Boolean</text:a>Makes the element require a certain file extension. </text:p>
        </text:list-item>
        <text:list-item>
          <text:p text:style-name="P13"><text:a xlink:type="simple" xlink:href="http://docs.jquery.com/Plugins/Validation/Methods/equalTo#other"><text:span text:style-name="T1">equalTo( other )</text:span></text:a><text:span text:style-name="T1">Returns:</text:span><text:bookmark-start text:name="__DdeLink__5_2106377985"/> <text:a xlink:type="simple" xlink:href="http://docs.jquery.com/Types#Boolean">Boolean</text:a><text:bookmark-end text:name="__DdeLink__5_2106377985"/>Requires the element to be the same as another one</text:p>
        </text:list-item>
      </text:list>
      <text:h text:style-name="Heading_20_3" text:outline-level="3"><text:soft-page-break/>範例</text:h>
      <text:p text:style-name="P1">其本用法(一) 在表單中加入驗證條件屬性</text:p>
      <text:p text:style-name="code">&lt;form name=”myform”&gt;</text:p>
      <text:p text:style-name="code"><text:tab/>&lt;label&gt;Customer name&lt;/label&gt;&lt;input name="customer_name" <text:bookmark-start text:name="__DdeLink__394_1077986295"/>class="<text:span text:style-name="T13">required</text:span>"<text:bookmark-end text:name="__DdeLink__394_1077986295"/>/&gt;</text:p>
      <text:p text:style-name="code"><text:tab/>&lt;label&gt;phone&lt;/label&gt;&lt;input name="phone" <text:span text:style-name="T13">minlength="8" maxlength="10"</text:span>/&gt;</text:p>
      <text:p text:style-name="code"><text:tab/>&lt;label&gt;address&lt;/label&gt;&lt;input name="address"/&gt;</text:p>
      <text:p text:style-name="code"><text:tab/>&lt;label&gt;eMail&lt;/label&gt;&lt;input name="email" class="<text:span text:style-name="T13">email</text:span>"/&gt;</text:p>
      <text:p text:style-name="code">&lt;/form&gt;</text:p>
      <text:p text:style-name="code">&lt;script&gt;</text:p>
      <text:p text:style-name="code"><text:tab/>$(document.myform).validate()</text:p>
      <text:p text:style-name="code">&lt;/script&gt;</text:p>
      <text:p text:style-name="Text_20_body"><text:span text:style-name="T17">其本用法(二) </text:span><text:span text:style-name="T18">Unobtrusive JavaScript</text:span></text:p>
      <text:p text:style-name="code">&lt;form name=”myform”&gt;</text:p>
      <text:p text:style-name="code"><text:tab/>&lt;label&gt;Customer name&lt;/label&gt;&lt;input name="<text:span text:style-name="T20">customer_name</text:span>"/&gt;</text:p>
      <text:p text:style-name="code"><text:tab/>&lt;label&gt;phone&lt;/label&gt;&lt;input name="<text:span text:style-name="T20">phone</text:span>"/&gt;</text:p>
      <text:p text:style-name="code"><text:tab/>&lt;label&gt;address&lt;/label&gt;&lt;input name="address"/&gt;</text:p>
      <text:p text:style-name="code"><text:tab/>&lt;label&gt;eMail&lt;/label&gt;&lt;input name="<text:span text:style-name="T20">email</text:span>"/&gt;</text:p>
      <text:p text:style-name="code">&lt;/form&gt;</text:p>
      <text:p text:style-name="code">&lt;script&gt;</text:p>
      <text:p text:style-name="code">$(document.myform).validate({</text:p>
      <text:p text:style-name="code"><text:tab/><text:span text:style-name="T7">rules:{</text:span></text:p>
      <text:p text:style-name="code"><text:tab/><text:tab/><text:span text:style-name="T20">customer_name</text:span>:{required:true},</text:p>
      <text:p text:style-name="code"><text:tab/><text:tab/><text:bookmark-start text:name="__DdeLink__399_1077986295"/><text:span text:style-name="T20">phone</text:span>:{maxlength:10, minlength:8},<text:bookmark-end text:name="__DdeLink__399_1077986295"/></text:p>
      <text:p text:style-name="code"><text:tab/><text:tab/><text:span text:style-name="T20">email</text:span>:{email:true}</text:p>
      <text:p text:style-name="code"><text:tab/><text:span text:style-name="T7">}</text:span></text:p>
      <text:p text:style-name="code">})</text:p>
      <text:p text:style-name="code">&lt;/script&gt;</text:p>
      <text:p text:style-name="Text_20_body">第二種方式可以提供更多的功能，能支援所有的驗証方式，並提供修改訊息的功能</text:p>
      <text:p text:style-name="code">$(document.myform).validate({</text:p>
      <text:p text:style-name="code"><text:tab/>rules:{</text:p>
      <text:p text:style-name="code"><text:tab/><text:tab/><text:span text:style-name="T20">customer_name</text:span>:{required:true},</text:p>
      <text:p text:style-name="code"><text:tab/><text:tab/><text:bookmark-start text:name="__DdeLink__399_10779862951"/><text:span text:style-name="T20">phone</text:span>:{<text:bookmark-start text:name="__DdeLink__406_1077986295"/>maxlength<text:bookmark-end text:name="__DdeLink__406_1077986295"/>:10, minlength:8},<text:bookmark-end text:name="__DdeLink__399_10779862951"/></text:p>
      <text:p text:style-name="code"><text:soft-page-break/><text:tab/><text:tab/><text:span text:style-name="T20">email</text:span>:{email:true}</text:p>
      <text:p text:style-name="code"><text:tab/>}，</text:p>
      <text:p text:style-name="code"><text:tab/>messages:{</text:p>
      <text:p text:style-name="code"><text:tab/><text:tab/><text:span text:style-name="T20">customer_name：</text:span>"<text:bookmark-start text:name="__DdeLink__408_1077986295"/>客戶名稱必填<text:bookmark-end text:name="__DdeLink__408_1077986295"/>"，</text:p>
      <text:p text:style-name="code"><text:tab/><text:tab/><text:span text:style-name="T20">phone：{</text:span><text:span text:style-name="T13">maxlength:</text:span>"<text:bookmark-start text:name="__DdeLink__412_1077986295"/>電話<text:bookmark-end text:name="__DdeLink__412_1077986295"/><text:bookmark-start text:name="__DdeLink__410_1077986295"/>長度不可大於 {0}<text:bookmark-end text:name="__DdeLink__410_1077986295"/><text:bookmark-start text:name="__DdeLink__415_1077986295"/>"<text:bookmark-end text:name="__DdeLink__415_1077986295"/>,<text:span text:style-name="T13"> minlength</text:span>:"電話長度不可小於 {0}"<text:span text:style-name="T20">}</text:span></text:p>
      <text:p text:style-name="code"><text:tab/>}</text:p>
      <text:p text:style-name="code">})</text:p>
      <text:p text:style-name="Text_20_body">額外的檢核條件 <text:bookmark-start text:name="__DdeLink__430_1077986295"/>depends<text:bookmark-end text:name="__DdeLink__430_1077986295"/></text:p>
      <text:p text:style-name="Text_20_body">ex:僅有在 phone 未填時才做 email 必填檢核</text:p>
      <text:p text:style-name="code">$(document.myform).validate({</text:p>
      <text:p text:style-name="code"><text:tab/>rules:{</text:p>
      <text:p text:style-name="code"><text:tab/><text:tab/><text:span text:style-name="T20">email:{</text:span>required{<text:span text:style-name="T21">depends:function(element){return $('#phone:blank')}</text:span>}<text:span text:style-name="T20">}</text:span></text:p>
      <text:p text:style-name="code"><text:tab/>}</text:p>
      <text:p text:style-name="code">})</text:p>
      <text:p text:style-name="code"/>
      <text:p text:style-name="Text_20_body">新增驗證條件</text:p>
      <text:p text:style-name="code">$(document.myform.<text:span text:style-name="T20">address</text:span>).<text:span text:style-name="T21">rules</text:span>('<text:span text:style-name="T21">add</text:span>', '<text:span text:style-name="T15">required</text:span>') //or 同時新增檢核條件及錯誤訊息</text:p>
      <text:p text:style-name="code">$(document.myform.<text:span text:style-name="T20">address</text:span>).<text:span text:style-name="T21">rules</text:span>('<text:span text:style-name="T21">add</text:span>', {</text:p>
      <text:p text:style-name="code"><text:tab/><text:span text:style-name="T13">required</text:span>: <text:span text:style-name="T13">true</text:span>,</text:p>
      <text:p text:style-name="code"><text:tab/><text:span text:style-name="T21">messages</text:span>:{</text:p>
      <text:p text:style-name="code"><text:tab/><text:tab/><text:span text:style-name="T13">required</text:span>:'地址必填'</text:p>
      <text:p text:style-name="code"><text:tab/>}</text:p>
      <text:p text:style-name="code">})</text:p>
      <text:p text:style-name="Text_20_body">其他驗証方法範例</text:p>
      <text:list xml:id="list782328556" text:continue-list="list441255250" text:style-name="List_20_1">
        <text:list-item>
          <text:p text:style-name="Item">equalTo</text:p>
        </text:list-item>
      </text:list>
      <text:p text:style-name="Text_20_body">equalTo 方法需有額外的參數，參數為 selector 內容</text:p>
      <text:p text:style-name="code">&lt;input name="<text:span text:style-name="T3">passwd</text:span>"/&gt;</text:p>
      <text:p text:style-name="code">&lt;input name="passwd2" equalTo="input[name='<text:span text:style-name="T3">passwd']</text:span>"/&gt;</text:p>
      <text:p text:style-name="Text_20_body">//or</text:p>
      <text:p text:style-name="code">$(document.forms[0]).validate({</text:p>
      <text:p text:style-name="code"><text:tab/>rules:<text:span text:style-name="T13">{password2:</text:span><text:span text:style-name="T3">{equalTo:document.forms[0].password}</text:span><text:span text:style-name="T13">}</text:span></text:p>
      <text:p text:style-name="code">})</text:p>
      <text:list xml:id="list1300302905" text:continue-numbering="true" text:style-name="List_20_1">
        <text:list-item>
          <text:p text:style-name="Item"><text:soft-page-break/>remote</text:p>
        </text:list-item>
      </text:list>
      <text:p text:style-name="Text_20_body">採用後端驗証輸入資料的正確性</text:p>
      <text:p text:style-name="code">&lt;input name="account" value="data" remote="/validate/account"/&gt;</text:p>
      <text:p text:style-name="Text_20_body">remote 屬性輸入驗証的 URL 路徑，以get方式以 /validate/account?account=data 察驗輸入值的正確性。後端以文字 true，或 false 回傳驗証結果。</text:p>
      <text:h text:style-name="Heading_20_3" text:outline-level="3">自定驗証方法</text:h>
      <text:list xml:id="list739281924" text:continue-numbering="true" text:style-name="List_20_1">
        <text:list-item>
          <text:p text:style-name="Item">用來擴充原有的驗証方式</text:p>
        </text:list-item>
      </text:list>
      <text:p text:style-name="Text_20_body">ex 年紀限制在成年人(18)歲以上</text:p>
      <text:p text:style-name="P7">jQuery.validator.<text:span text:style-name="Strong_20_Emphasis"><text:span text:style-name="T19">addMethod</text:span></text:span>("<text:span text:style-name="T13">adult</text:span>", function(value, element, options) {</text:p>
      <text:p text:style-name="P7"><text:tab/>return value &gt; 18;</text:p>
      <text:p text:style-name="P7">}, "必須是成年人")</text:p>
      <text:p text:style-name="Text_20_body">callback 方法中的參數</text:p>
      <text:list xml:id="list11757282171" text:style-name="L4">
        <text:list-item>
          <text:p text:style-name="P16"><text:span text:style-name="T4">value</text:span>:目前表單的元素值</text:p>
        </text:list-item>
        <text:list-item>
          <text:p text:style-name="P16"><text:span text:style-name="T4">element</text:span>：目前驗証表單的元素</text:p>
        </text:list-item>
        <text:list-item>
          <text:p text:style-name="P16"><text:span text:style-name="T5">options</text:span>：輸入的額外參數</text:p>
        </text:list-item>
      </text:list>
      <text:list xml:id="list1808318002" text:continue-list="list739281924" text:style-name="List_20_1">
        <text:list-item>
          <text:p text:style-name="Item">複合式驗<text:bookmark-start text:name="__DdeLink__1125_1077986295"/>証<text:bookmark-end text:name="__DdeLink__1125_1077986295"/>方法</text:p>
        </text:list-item>
      </text:list>
      <text:p text:style-name="Text_20_body">組合多成驗証方式成為新的驗証方法</text:p>
      <text:p text:style-name="Text_20_body">ex. 產生一個名為 <text:span text:style-name="T14">name</text:span> 的驗証方式</text:p>
      <text:p text:style-name="P7">jQuery.validator.<text:span text:style-name="Strong_20_Emphasis"><text:span text:style-name="T19">addClassRules</text:span></text:span>("<text:span text:style-name="T13">name</text:span>", {</text:p>
      <text:p text:style-name="P7"><text:tab/><text:span text:style-name="T13">required</text:span>: true,</text:p>
      <text:p text:style-name="P7"><text:tab/><text:span text:style-name="T13">minlength</text:span>: 2</text:p>
      <text:p text:style-name="P7">}</text:p>
      <text:h text:style-name="P21" text:outline-level="3">擴充自定檢核的規則</text:h>
      <text:p text:style-name="Text_20_body"><text:span text:style-name="T10">如欲擴充 jQuery validate 的擴充方式必須在</text:span><text:span text:style-name="T8"> </text:span><text:span text:style-name="T14">additional-methods.cms.js</text:span><text:span text:style-name="T8"> </text:span><text:span text:style-name="T10">下撰寫</text:span></text:p>
      <text:p text:style-name="Text_20_body">已建的擴充檢核方法</text:p>
      <text:list xml:id="list1116786374" text:style-name="L5">
        <text:list-item>
          <text:p text:style-name="P14"><text:span text:style-name="T4">atLeastOne()</text:span><text:bookmark-start text:name="__DdeLink__736_1760661613"/><text:span text:style-name="T8">Return: </text:span><text:a xlink:type="simple" xlink:href="http://docs.jquery.com/Types#Boolean"><text:span text:style-name="T4">Boolean</text:span></text:a><text:span text:style-name="T8"> </text:span><text:span text:style-name="T10">檢查在同一個群組中是否最少填寫一項輸入項用，大部份用於查詢表單。</text:span><text:bookmark-end text:name="__DdeLink__736_1760661613"/></text:p>
        </text:list-item>
        <text:list-item>
          <text:p text:style-name="P14"><text:span text:style-name="T4">ignoreGroup()</text:span><text:span text:style-name="T10"> </text:span><text:span text:style-name="T8">Return: </text:span><text:a xlink:type="simple" xlink:href="http://docs.jquery.com/Types#Boolean"><text:span text:style-name="T4">Boolean</text:span></text:a><text:span text:style-name="T8"> </text:span><text:span text:style-name="T10">乎略同群組檢查</text:span></text:p>
        </text:list-item>
        <text:list-item>
          <text:p text:style-name="P14"><text:span text:style-name="T4">likelength(length)</text:span><text:span text:style-name="T9"> </text:span><text:span text:style-name="T8">Return:</text:span><text:span text:style-name="T9"> </text:span><text:bookmark-start text:name="__DdeLink__730_1760661613"/><text:span text:style-name="T4">Boolean</text:span><text:bookmark-end text:name="__DdeLink__730_1760661613"/><text:span text:style-name="T9"> </text:span><text:span text:style-name="T10">檢查模糊查詢字串的長度</text:span></text:p>
        </text:list-item>
        <text:list-item>
          <text:p text:style-name="P14"><text:span text:style-name="T4">like()</text:span><text:span text:style-name="T8"> Return: </text:span><text:span text:style-name="T4">Boolean</text:span><text:span text:style-name="T8"> </text:span><text:span text:style-name="T10">模糊查詢字串長度為2，並顯示特定的錯誤訊息</text:span></text:p>
        </text:list-item>
        <text:list-item>
          <text:p text:style-name="P14"><text:span text:style-name="T4">startDate ()</text:span><text:span text:style-name="T9"> </text:span><text:span text:style-name="T8">Return:</text:span><text:span text:style-name="T9"> </text:span><text:span text:style-name="T4">Boolean</text:span><text:span text:style-name="T9"> </text:span><text:span text:style-name="T11">啟始</text:span><text:span text:style-name="T10">日期的限制</text:span></text:p>
        </text:list-item>
        <text:list-item>
          <text:p text:style-name="P14"><text:span text:style-name="T4">endDate ()</text:span><text:span text:style-name="T9"> </text:span><text:span text:style-name="T8">Return:</text:span><text:span text:style-name="T9"> </text:span><text:span text:style-name="T4">Boolean</text:span><text:span text:style-name="T9"> </text:span><text:span text:style-name="T11">結束</text:span><text:span text:style-name="T10">日期的限制</text:span></text:p>
        </text:list-item>
        <text:list-item>
          <text:p text:style-name="P14"><text:soft-page-break/><text:span text:style-name="T4">dateType ()</text:span> <text:span text:style-name="T8">Return</text:span><text:span text:style-name="T7">: </text:span><text:span text:style-name="T4">Boolean</text:span><text:span text:style-name="T7"> 日期時間格式限制 yyyy/MM/dd</text:span></text:p>
        </text:list-item>
        <text:list-item>
          <text:p text:style-name="P14"><text:span text:style-name="T4">maxDate (timeUnit:amount)</text:span><text:span text:style-name="T9"> </text:span><text:span text:style-name="T8">Return:</text:span><text:span text:style-name="T9"> </text:span><text:span text:style-name="T4">Boolean</text:span><text:span text:style-name="T9"> </text:span><text:span text:style-name="T10">檢查最大日期的限制</text:span></text:p>
          <text:p text:style-name="P11">ex. maxDate('weeks:3'), maxDate('months:2')</text:p>
        </text:list-item>
        <text:list-item>
          <text:p text:style-name="P14"><text:span text:style-name="T4">check_email()</text:span><text:span text:style-name="T10"> </text:span><text:bookmark-start text:name="__DdeLink__732_1760661613"/><text:span text:style-name="T8">Return</text:span><text:span text:style-name="T10">: </text:span><text:span text:style-name="T4">boolean</text:span><text:span text:style-name="T10"> 判斷 email 格式，可以筆以 ';' 區隔</text:span><text:bookmark-end text:name="__DdeLink__732_1760661613"/></text:p>
        </text:list-item>
        <text:list-item>
          <text:p text:style-name="P14"><text:bookmark-start text:name="__DdeLink__734_1760661613"/><text:span text:style-name="T4">fileName({prefix:'', agentId:'', ext:''})</text:span><text:span text:style-name="T10"> </text:span><text:span text:style-name="T8">Return</text:span><text:span text:style-name="T10">: </text:span><text:span text:style-name="T4">Boolean</text:span><text:span text:style-name="T10"> 可加入檔名前缀字修件，使用者帳號，副檔名用來判斷檔名條件。</text:span><text:bookmark-end text:name="__DdeLink__734_1760661613"/></text:p>
        </text:list-item>
        <text:list-item>
          <text:p text:style-name="P14"><text:span text:style-name="T4">fileNameResult({prefix:'', agentId:'',result:'', ext:''})</text:span><text:span text:style-name="T10"> </text:span><text:span text:style-name="T8">Return</text:span><text:span text:style-name="T10">: </text:span><text:span text:style-name="T4">Boolean</text:span><text:span text:style-name="T10"> 可加入檔名前缀字修件，使用者帳號，副檔名用來判斷結果檔名條件。</text:span></text:p>
        </text:list-item>
      </text:list>
      <text:h text:style-name="Heading_20_3" text:outline-level="3">使用自定檢核方法核範例</text:h>
      <text:p text:style-name="Text_20_body">使用方式如同內定的檢核方法可以寫在表單中或另以 javascript 來撰寫。</text:p>
      <text:list xml:id="list1589860678" text:continue-list="list1808318002" text:style-name="List_20_1">
        <text:list-item>
          <text:p text:style-name="Item">atLeastOne</text:p>
        </text:list-item>
      </text:list>
      <text:p text:style-name="code">&lt;form&gt;</text:p>
      <text:p text:style-name="code"><text:span text:style-name="T7"><text:tab/></text:span><text:span text:style-name="T3">&lt;input name="text1" class="g2"/&gt;</text:span></text:p>
      <text:p text:style-name="code"><text:span text:style-name="T7"><text:tab/></text:span><text:span text:style-name="T13">&lt;input name="text2" class="g1"/&gt;</text:span></text:p>
      <text:p text:style-name="code"><text:tab/><text:bookmark-start text:name="__DdeLink__518_1989097783"/><text:span text:style-name="T13">&lt;input name="text3" class="g1"/&gt;</text:span><text:bookmark-end text:name="__DdeLink__518_1989097783"/></text:p>
      <text:p text:style-name="code"><text:span text:style-name="T7"><text:tab/></text:span><text:span text:style-name="T3">&lt;input name="text4" class="g2"/&gt;</text:span></text:p>
      <text:p text:style-name="code">&lt;/form&gt;</text:p>
      <text:p text:style-name="code">&lt;script type="text/javascript"&gt;</text:p>
      <text:p text:style-name="code"><text:tab/>$(document.forms[0]).validate();</text:p>
      <text:p text:style-name="code"><text:tab/>$('.g1').rules('add',{'atLeastOne':'g1'})</text:p>
      <text:p text:style-name="code"><text:tab/>$('.g2').rules('add',{'atLeastOne':'g2'})</text:p>
      <text:p text:style-name="code">&lt;/script&gt;</text:p>
      <text:p text:style-name="code">//or</text:p>
      <text:p text:style-name="code">&lt;form&gt;</text:p>
      <text:p text:style-name="code"><text:span text:style-name="T7"><text:tab/></text:span><text:span text:style-name="T3">&lt;input name="text1" class="g2" atLeastOne="g2"/&gt;</text:span></text:p>
      <text:p text:style-name="code"><text:span text:style-name="T7"><text:tab/></text:span><text:span text:style-name="T13">&lt;input name="text2" class="g1" atLeastOne="g1"/&gt;</text:span></text:p>
      <text:p text:style-name="code"><text:tab/><text:bookmark-start text:name="__DdeLink__518_19890977831"/><text:span text:style-name="T13">&lt;input name="text3" class="g1"</text:span><text:bookmark-start text:name="__DdeLink__920_1047628986"/><text:span text:style-name="T13"> atLeastOne="g1"</text:span><text:bookmark-end text:name="__DdeLink__920_1047628986"/><text:span text:style-name="T13">/&gt;</text:span><text:bookmark-end text:name="__DdeLink__518_19890977831"/></text:p>
      <text:p text:style-name="code"><text:span text:style-name="T7"><text:tab/></text:span><text:span text:style-name="T3">&lt;input name="text4" class="g2" atLeastOne="g2"/&gt;</text:span></text:p>
      <text:p text:style-name="code">&lt;/form&gt;</text:p>
      <text:p text:style-name="code">&lt;script type="text/javascript"&gt;</text:p>
      <text:p text:style-name="code"><text:tab/>$(document.forms[0]).validate();</text:p>
      <text:p text:style-name="code">&lt;/script&gt;</text:p>
      <text:list xml:id="list1443002955" text:continue-numbering="true" text:style-name="List_20_1">
        <text:list-item>
          <text:p text:style-name="Item"><text:soft-page-break/>ignoreGroup</text:p>
        </text:list-item>
      </text:list>
      <text:p text:style-name="code">&lt;form&gt;</text:p>
      <text:p text:style-name="P4"><text:tab/>&lt;input name="text1" class="ignoreGroup"/&gt;</text:p>
      <text:p text:style-name="P4"><text:tab/>&lt;input name="text2"/&gt;</text:p>
      <text:p text:style-name="P4"><text:tab/><text:bookmark-start text:name="__DdeLink__518_198909778311"/>&lt;input name="text3"/&gt;<text:bookmark-end text:name="__DdeLink__518_198909778311"/></text:p>
      <text:p text:style-name="P4"><text:tab/>&lt;input name="text4"/&gt;</text:p>
      <text:p text:style-name="code">&lt;/form&gt;</text:p>
      <text:p text:style-name="code">&lt;script type="text/javascript"&gt;</text:p>
      <text:p text:style-name="code"><text:tab/>$('input').addClass('g1').attr('atLeastOne','g1').</text:p>
      <text:p text:style-name="code"><text:tab/>$(<text:bookmark-start text:name="__DdeLink__1967_1047628986"/>document.forms[0]<text:bookmark-end text:name="__DdeLink__1967_1047628986"/>).validate();</text:p>
      <text:p text:style-name="code">&lt;/script&gt;</text:p>
      <text:list xml:id="list1272107736" text:continue-numbering="true" text:style-name="List_20_1">
        <text:list-item>
          <text:p text:style-name="Item">check_email</text:p>
        </text:list-item>
      </text:list>
      <text:p text:style-name="code"><text:bookmark-start text:name="__DdeLink__1951_1047628986"/>&lt;form&gt;</text:p>
      <text:p text:style-name="code"><text:tab/>&lt;input name ="t1" /&gt;</text:p>
      <text:p text:style-name="code">&lt;/form&gt;<text:bookmark-end text:name="__DdeLink__1951_1047628986"/></text:p>
      <text:p text:style-name="code">&lt;script&gt;</text:p>
      <text:p text:style-name="code"><text:bookmark-start text:name="__DdeLink__1953_1047628986"/>$(document.forms[0]).validate({</text:p>
      <text:p text:style-name="code"><text:tab/>rules : { t1 : <text:span text:style-name="T13">{ check_email : true}</text:span>}</text:p>
      <text:p text:style-name="code">});<text:bookmark-end text:name="__DdeLink__1953_1047628986"/></text:p>
      <text:p text:style-name="code">&lt;/ script&gt;</text:p>
      <text:list xml:id="list525824212" text:continue-numbering="true" text:style-name="List_20_1">
        <text:list-item>
          <text:p text:style-name="Item">fileName</text:p>
        </text:list-item>
      </text:list>
      <text:p text:style-name="code">&lt;form&gt;</text:p>
      <text:p text:style-name="code"><text:tab/>&lt;input name ="t1" type="file"/&gt;</text:p>
      <text:p text:style-name="code">&lt;/form&gt;</text:p>
      <text:p text:style-name="code">&lt;script&gt;</text:p>
      <text:p text:style-name="code">$(document.forms[0]).validate({</text:p>
      <text:p text:style-name="code"><text:tab/>rules : { t1 : <text:span text:style-name="T13">{ fileName : </text:span><text:span text:style-name="T3">{</text:span><text:span text:style-name="T4">prefix:'my_', agentId:'coco', ext:'txt'</text:span><text:span text:style-name="T3">}</text:span><text:span text:style-name="T13">}</text:span>}</text:p>
      <text:p text:style-name="code">});</text:p>
      <text:p text:style-name="code">&lt;/script&gt;</text:p>
      <text:list xml:id="list459810435" text:continue-numbering="true" text:style-name="List_20_1">
        <text:list-item>
          <text:p text:style-name="Item"><text:soft-page-break/>fileNameResult</text:p>
        </text:list-item>
      </text:list>
      <text:p text:style-name="code">&lt;form&gt;</text:p>
      <text:p text:style-name="code"><text:tab/>&lt;input name ="t1" type="file"/&gt;</text:p>
      <text:p text:style-name="code">&lt;/form&gt;</text:p>
      <text:p text:style-name="code">&lt;script&gt;</text:p>
      <text:p text:style-name="code">$(document.forms[0]).validate({</text:p>
      <text:p text:style-name="code"><text:tab/>rules : { t1 : <text:span text:style-name="T13">{ fileNameResult : </text:span><text:span text:style-name="T3">{</text:span><text:span text:style-name="T4">prefix:'my_', agentId:'coco', result:'result', ext:'txt'</text:span><text:span text:style-name="T3">}</text:span><text:span text:style-name="T13">}</text:span>}</text:p>
      <text:p text:style-name="code">});</text:p>
      <text:p text:style-name="code">&lt;/script&gt;</text:p>
      <text:list xml:id="list78004092" text:continue-numbering="true" text:style-name="List_20_1">
        <text:list-item>
          <text:p text:style-name="Item">dateType</text:p>
        </text:list-item>
      </text:list>
      <text:p text:style-name="code">&lt;form&gt;</text:p>
      <text:p text:style-name="code"><text:tab/>&lt;input name ="t1" <text:span text:style-name="T4">class="dateType"</text:span>/&gt;</text:p>
      <text:p text:style-name="code">&lt;/form&gt;</text:p>
      <text:p text:style-name="code">&lt;script&gt;$(document.forms[0]).validate()</text:p>
      <text:list xml:id="list41134299" text:continue-numbering="true" text:style-name="List_20_1">
        <text:list-item>
          <text:p text:style-name="Item">startDate endDate</text:p>
        </text:list-item>
      </text:list>
      <text:p text:style-name="code">&lt;form&gt;</text:p>
      <text:p text:style-name="code"><text:tab/>&lt;input name ="t1" <text:span text:style-name="T4">class="dateType startDate"</text:span>/&gt;</text:p>
      <text:p text:style-name="code"><text:tab/>&lt;input name ="t2" <text:span text:style-name="T4">class="dateType endDate"</text:span>/&gt;</text:p>
      <text:p text:style-name="code">&lt;/form&gt;</text:p>
      <text:p text:style-name="code">&lt;script&gt;$(document.forms[0]).validate()</text:p>
      <text:list xml:id="list595251837" text:continue-numbering="true" text:style-name="List_20_1">
        <text:list-item>
          <text:p text:style-name="Item">maxDate</text:p>
        </text:list-item>
      </text:list>
      <text:p text:style-name="code">&lt;form&gt;</text:p>
      <text:p text:style-name="code"><text:tab/>&lt;input name ="t1" <text:span text:style-name="T4">class="dateType startDate"</text:span>/&gt;</text:p>
      <text:p text:style-name="code"><text:tab/>&lt;input name ="t2" <text:span text:style-name="T4">class="dateType endDate" maxDate="months:1"</text:span>/&gt;</text:p>
      <text:p text:style-name="code">&lt;/form&gt;</text:p>
      <text:p text:style-name="code">&lt;script&gt;$(document.forms[0]).validate()</text:p>
      <text:h text:style-name="P21" text:outline-level="3">CMS自定驗証訊息檔案</text:h>
      <text:p text:style-name="Text_20_body"><text:span text:style-name="T10">自定驗証訊息檔案位置在 </text:span><text:span text:style-name="T14">jstool/apt/validate/message.jsp</text:span></text:p>
      <text:h text:style-name="P21" text:outline-level="3"><text:soft-page-break/>驗証順序</text:h>
      <text:p text:style-name="P4">驗証的順序會依照驗証規則填入的順序依順進行</text:p>
      <text:p text:style-name="code"><text:bookmark-start text:name="__DdeLink__1418_647754164"/><text:span text:style-name="T7">&lt;input name="data" class="</text:span><text:span text:style-name="T13">email url</text:span><text:span text:style-name="T7">"/&gt; // 先驗 email</text:span></text:p>
      <text:p text:style-name="code"><text:span text:style-name="T7">&lt;input name="data" class="</text:span><text:span text:style-name="T13">url email</text:span><text:span text:style-name="T7">"/&gt; // 先驗 url</text:span><text:bookmark-end text:name="__DdeLink__1418_647754164"/></text:p>
      <text:p text:style-name="P2">如果有混合 class 及attribute 驗証規則，則 class 屬性優先</text:p>
      <text:p text:style-name="code"><text:span text:style-name="T7">&lt;input name="data" </text:span><text:span text:style-name="T13">maxlength="8"</text:span><text:span text:style-name="T7"> class="</text:span><text:span text:style-name="T13">email</text:span><text:span text:style-name="T7">"/&gt; // 先驗 email</text:span></text:p>
      <text:h text:style-name="P20" text:outline-level="3">AJAX submit</text:h>
      <text:p text:style-name="P2">以 ajax submit 表單內容</text:p>
      <text:p text:style-name="P4"><text:bookmark-start text:name="__DdeLink__1432_1023080562"/>$(document.myform).validate({</text:p>
      <text:p text:style-name="P4"><text:tab/>submitHandler: function(form) {</text:p>
      <text:p text:style-name="code"><text:tab/><text:tab/>$(form).ajaxSubmit();</text:p>
      <text:p text:style-name="code"><text:tab/>}</text:p>
      <text:p text:style-name="P4">});<text:bookmark-end text:name="__DdeLink__1432_1023080562"/></text:p>
      <text:h text:style-name="Heading_20_3" text:outline-level="3">Validate Options</text:h>
      <text:p text:style-name="Text_20_body">初始 form validation 時，可以給定功能參數，變更驗證模組預設行為。</text:p>
      <text:list xml:id="list765543646" text:continue-numbering="true" text:style-name="List_20_1">
        <text:list-item>
          <text:p text:style-name="Item">sumitHandler callback</text:p>
        </text:list-item>
      </text:list>
      <text:p text:style-name="Text_20_body">指定表單驗証無誤後的送出程序。可增加額外程序或改變原瀏灠器的送出行為。</text:p>
      <text:p text:style-name="code">$(document.myform).validate({</text:p>
      <text:p text:style-name="code"><text:tab/>submitHandler: function(form) {</text:p>
      <text:p text:style-name="code"><text:tab/><text:tab/>console.info('submit from ' + new Date())</text:p>
      <text:p text:style-name="code"><text:tab/><text:tab/>form.submit();//form 變數為原表單元件，以此方式送出表單不會再次觸發驗証程序</text:p>
      <text:p text:style-name="code"><text:tab/>}</text:p>
      <text:p text:style-name="code">});</text:p>
      <text:p text:style-name="Text_20_body">以 Ajax 方式送出表單</text:p>
      <text:p text:style-name="P4">$(document.myform).validate({<text:span text:style-name="T3">submitHandler</text:span>: function(form) {</text:p>
      <text:p text:style-name="code"><text:tab/><text:tab/>$(form).ajaxSubmit();</text:p>
      <text:p text:style-name="code">}<text:span text:style-name="T7">});</text:span></text:p>
      <text:list xml:id="list928969881" text:continue-numbering="true" text:style-name="List_20_1">
        <text:list-item>
          <text:p text:style-name="Item">invalidHandler</text:p>
        </text:list-item>
      </text:list>
      <text:p text:style-name="Text_20_body">指定表單驗証失敗後的程序，可增加驗証失敗後的程序。</text:p>
      <text:p text:style-name="code">var validator = $(".selector").<text:span text:style-name="Strong_20_Emphasis"><text:span text:style-name="T19">validate</text:span></text:span>({<text:span text:style-name="T3">invalidHandler</text:span>: function(form, validator){</text:p>
      <text:p text:style-name="code"><text:soft-page-break/><text:tab/><text:tab/>$("#summary").text(validator.numberOfInvalids() + " field(s) are invalid");</text:p>
      <text:p text:style-name="code"><text:tab/>}})</text:p>
      <text:list xml:id="list129596450" text:continue-numbering="true" text:style-name="List_20_1">
        <text:list-item>
          <text:p text:style-name="Item">rules</text:p>
        </text:list-item>
      </text:list>
      <text:p text:style-name="Text_20_body">設定欄位的驗証條件</text:p>
      <text:p text:style-name="code">$(".selector").<text:span text:style-name="Strong_20_Emphasis">validate</text:span>({</text:p>
      <text:p text:style-name="code"><text:tab/><text:span text:style-name="T23">rules: {</text:span></text:p>
      <text:p text:style-name="code"><text:tab/><text:tab/><text:span text:style-name="T21">contact: {</text:span></text:p>
      <text:p text:style-name="code"><text:tab/><text:tab/><text:tab/><text:span text:style-name="T20">required: true,</text:span></text:p>
      <text:p text:style-name="code"><text:tab/><text:tab/><text:tab/><text:span text:style-name="T20">email: {</text:span></text:p>
      <text:p text:style-name="code"><text:tab/><text:tab/><text:tab/><text:tab/><text:span text:style-name="T13">depends: function(element) {</text:span></text:p>
      <text:p text:style-name="P23"><text:tab/><text:tab/><text:tab/><text:tab/><text:tab/>return $("#contactform_email:checked")</text:p>
      <text:p text:style-name="P23"><text:tab/><text:tab/><text:tab/><text:tab/>}</text:p>
      <text:p text:style-name="code"><text:tab/><text:tab/><text:tab/><text:span text:style-name="T20">}</text:span></text:p>
      <text:p text:style-name="code"><text:tab/><text:tab/><text:span text:style-name="T21">}</text:span></text:p>
      <text:p text:style-name="code"><text:tab/><text:span text:style-name="T23">}</text:span></text:p>
      <text:p text:style-name="code">})</text:p>
      <text:list xml:id="list1178261223" text:continue-numbering="true" text:style-name="List_20_1">
        <text:list-item>
          <text:p text:style-name="Item">message</text:p>
        </text:list-item>
      </text:list>
      <text:p text:style-name="Text_20_body">自定欄位的錯誤訊息</text:p>
      <text:p text:style-name="code">$(".selector").<text:span text:style-name="Strong_20_Emphasis">validate</text:span>({</text:p>
      <text:p text:style-name="code"><text:tab/><text:span text:style-name="T21">messages: {</text:span></text:p>
      <text:p text:style-name="code"><text:tab/><text:tab/><text:span text:style-name="T20">name: "Please specify your name",</text:span></text:p>
      <text:p text:style-name="code"><text:tab/><text:tab/><text:span text:style-name="T20">email: {</text:span></text:p>
      <text:p text:style-name="code"><text:tab/><text:tab/><text:tab/><text:span text:style-name="T13">required: "We need your email address to contact you",</text:span></text:p>
      <text:p text:style-name="P23"><text:tab/><text:tab/><text:tab/>email: "Your email address must be in the format of name@domain.com"</text:p>
      <text:p text:style-name="code"><text:tab/><text:tab/><text:span text:style-name="T20">}</text:span></text:p>
      <text:p text:style-name="code"><text:tab/><text:span text:style-name="T21">}</text:span></text:p>
      <text:p text:style-name="code">})</text:p>
      <text:list xml:id="list2062478377" text:continue-numbering="true" text:style-name="List_20_1">
        <text:list-item>
          <text:p text:style-name="Item">onfocusout</text:p>
        </text:list-item>
      </text:list>
      <text:p text:style-name="Text_20_body">轉移表單焦單時進行驗証，預設為 <text:span text:style-name="T2">true</text:span></text:p>
      <text:p text:style-name="code">$(".selector").<text:span text:style-name="Strong_20_Emphasis">validate</text:span>({</text:p>
      <text:p text:style-name="code"><text:tab/>onfocusout: false</text:p>
      <text:p text:style-name="code"><text:soft-page-break/>})</text:p>
      <text:list xml:id="list854695734" text:continue-numbering="true" text:style-name="List_20_1">
        <text:list-item>
          <text:p text:style-name="Item">onkeyup</text:p>
        </text:list-item>
      </text:list>
      <text:p text:style-name="Text_20_body">當使用者輸入進行驗証，預設為 <text:span text:style-name="T2">true</text:span></text:p>
      <text:p text:style-name="code">$(".selector").<text:span text:style-name="Strong_20_Emphasis">validate</text:span>({</text:p>
      <text:p text:style-name="code"><text:tab/>onkeyup: false</text:p>
      <text:p text:style-name="code">})</text:p>
      <text:list xml:id="list626836889" text:continue-numbering="true" text:style-name="List_20_1">
        <text:list-item>
          <text:p text:style-name="Item">focusInvalid</text:p>
        </text:list-item>
      </text:list>
      <text:p text:style-name="Text_20_body">Focus the last active or first invalid element on submit via validator.focusInvalid(). The last active element is the one that had focus when the form was submitted, avoiding to steal its focus. If there was no element focused, the first one in the form gets it, unless this option is turned off. Default value is <text:span text:style-name="T2">"true</text:span><text:span text:style-name="T8">"</text:span><text:span text:style-name="T10">.</text:span></text:p>
      <text:p text:style-name="code"><text:span text:style-name="T10">$(".selector").</text:span><text:span text:style-name="Strong_20_Emphasis"><text:span text:style-name="T7">validate</text:span></text:span><text:span text:style-name="T10">({</text:span></text:p>
      <text:p text:style-name="code"><text:tab/>focusInvalid: false</text:p>
      <text:p text:style-name="code">})</text:p>
      <text:list xml:id="list605629649" text:continue-numbering="true" text:style-name="List_20_1">
        <text:list-item>
          <text:p text:style-name="Item"><text:span text:style-name="T10">focusCleanup</text:span></text:p>
        </text:list-item>
      </text:list>
      <text:p text:style-name="Text_20_body"><text:span text:style-name="T10">If enabled, removes the errorClass from the invalid elements and hides all errors messages whenever the element is focused. Avoid combination with focusInvalid. Default value is </text:span><text:span text:style-name="T8">"false"</text:span><text:span text:style-name="T10">.</text:span></text:p>
      <text:p text:style-name="code"><text:span text:style-name="T10">$(".selector").</text:span><text:span text:style-name="Strong_20_Emphasis"><text:span text:style-name="T7">validate</text:span></text:span><text:span text:style-name="T10">({</text:span></text:p>
      <text:p text:style-name="code"><text:tab/>focusCleanup: true</text:p>
      <text:p text:style-name="code">})</text:p>
      <text:list xml:id="list1012214211" text:continue-numbering="true" text:style-name="List_20_1">
        <text:list-item>
          <text:p text:style-name="Item">errorClass</text:p>
        </text:list-item>
      </text:list>
      <text:p text:style-name="Text_20_body">Use this class to create error labels, to look for existing error labels and to add it to invalid elements. Default value is <text:span text:style-name="T2">"</text:span><text:span text:style-name="T8">error"</text:span><text:span text:style-name="T10">.</text:span></text:p>
      <text:p text:style-name="code"><text:span text:style-name="T7">$(".selector").</text:span><text:span text:style-name="Strong_20_Emphasis"><text:span text:style-name="T7">validate</text:span></text:span><text:span text:style-name="T7">({</text:span></text:p>
      <text:p text:style-name="code"><text:tab/>errorClass: "invalid"</text:p>
      <text:p text:style-name="code">})</text:p>
      <text:list xml:id="list851646000" text:continue-numbering="true" text:style-name="List_20_1">
        <text:list-item>
          <text:p text:style-name="Item">validClass</text:p>
        </text:list-item>
      </text:list>
      <text:p text:style-name="Text_20_body"><text:span text:style-name="T7">This class is added to an element after it was validated and considered valid. Default value is </text:span><text:span text:style-name="T8">"</text:span><text:span text:style-name="T2">valid"</text:span></text:p>
      <text:p text:style-name="code">$(".selector").<text:span text:style-name="Strong_20_Emphasis">validate</text:span>({</text:p>
      <text:p text:style-name="code"><text:s text:c="3"/>validClass: "success"</text:p>
      <text:p text:style-name="code">})</text:p>
      <text:list xml:id="list527457568" text:continue-numbering="true" text:style-name="List_20_1">
        <text:list-item>
          <text:p text:style-name="Item"><text:soft-page-break/>errorLabelContainer</text:p>
        </text:list-item>
      </text:list>
      <text:p text:style-name="Text_20_body">指定錯誤訊息顯示的容器，將錯誤訊息集中呈現，取代將錯誤訊息在被驗証欄位後方呈現的處理方式。</text:p>
      <text:p text:style-name="code">$("#myform").<text:span text:style-name="Strong_20_Emphasis">validate</text:span>({</text:p>
      <text:p text:style-name="code"><text:tab/>errorLabelContainer: "#messageBox",</text:p>
      <text:p text:style-name="code"><text:tab/>wrapper: "li"}</text:p>
      <text:p text:style-name="code">})</text:p>
      <text:list xml:id="list382012242" text:continue-numbering="true" text:style-name="List_20_1">
        <text:list-item>
          <text:p text:style-name="Item">wrapper</text:p>
        </text:list-item>
      </text:list>
      <text:p text:style-name="Text_20_body">當錯誤訊息以 errorLabelContainer 方式處理時，錯誤訊息外包覆網頁元素，範列如上。</text:p>
      <text:list xml:id="list1760757551" text:continue-numbering="true" text:style-name="List_20_1">
        <text:list-item>
          <text:p text:style-name="Item">ErrorElement</text:p>
        </text:list-item>
      </text:list>
      <text:p text:style-name="Text_20_body">錯誤訊息的<text:bookmark-start text:name="__DdeLink__1541_451821640"/>網頁元素標籤<text:bookmark-end text:name="__DdeLink__1541_451821640"/>，預設網頁元素標籤為 label</text:p>
      <text:list xml:id="list1248367186" text:continue-numbering="true" text:style-name="List_20_1">
        <text:list-item>
          <text:p text:style-name="Item">showErrors</text:p>
        </text:list-item>
      </text:list>
      <text:p text:style-name="Text_20_body">A custom message display handler. Gets the map of errors as the first argument and and array of errors as the second, called in the context of the validator object. The arguments contain only those elements currently validated, which can be a single element when doing validation onblur/keyup. You can trigger (in addition to your own messages) the default behaviour by calling this.<text:bookmark-start text:name="__DdeLink__1499_451821640"/>defaultShowErrors<text:bookmark-end text:name="__DdeLink__1499_451821640"/>(). 預設 defaultShowErrors（），會將驗証錯誤的欄位標示 <text:span text:style-name="T2">errorClass</text:span>，正確則會加入 <text:span text:style-name="T2">validClass</text:span> 使表單程現不同的顯示效果。</text:p>
      <text:p text:style-name="code">$(".selector").<text:span text:style-name="Strong_20_Emphasis">validate</text:span>({</text:p>
      <text:p text:style-name="code"><text:tab/>showErrors: function(<text:bookmark-start text:name="__DdeLink__1515_451821640"/>errorMap, errorList<text:bookmark-end text:name="__DdeLink__1515_451821640"/>) {</text:p>
      <text:p text:style-name="code"><text:tab/><text:tab/><text:bookmark-start text:name="__DdeLink__1513_451821640"/>$("#summary").html("form contains " + this.numberOfInvalids() + " errors!");</text:p>
      <text:p text:style-name="code"><text:tab/><text:tab/>this.defaultShowErrors();<text:bookmark-end text:name="__DdeLink__1513_451821640"/></text:p>
      <text:p text:style-name="code"><text:tab/>}</text:p>
      <text:p text:style-name="code">})</text:p>
      <text:list xml:id="list990063428" text:continue-numbering="true" text:style-name="List_20_1">
        <text:list-item>
          <text:p text:style-name="Item"><text:bookmark-start text:name="__DdeLink__1543_451821640"/>errorPlacement<text:bookmark-end text:name="__DdeLink__1543_451821640"/></text:p>
        </text:list-item>
      </text:list>
      <text:p text:style-name="Text_20_body">Customize placement of created error labels. First argument: The created error label as a jQuery object. Second argument: The invalid element as a jQuery object. 預設會在被驗証欄位後方加入錯誤訊</text:p>
      <text:p text:style-name="code">$("#myform").<text:span text:style-name="Strong_20_Emphasis">validate</text:span>({</text:p>
      <text:p text:style-name="code"><text:tab/>errorPlacement: function(error, element) {</text:p>
      <text:p text:style-name="code"><text:tab/><text:tab/>error.appendTo( element.parent("td").next("td") );</text:p>
      <text:p text:style-name="code"><text:tab/>}</text:p>
      <text:p text:style-name="code">})</text:p>
      <text:p text:style-name="Text_20_body"/>
      <text:h text:style-name="P17" text:outline-level="2"><text:soft-page-break/>jqGrid 模組</text:h>
      <text:p text:style-name="P3">Jquery Grid 模組主要用來呈現動態表單，可以做表單分頁，排序及指定欄位格式</text:p>
      <text:h text:style-name="P20" text:outline-level="3">範例</text:h>
      <text:list xml:id="list698965868" text:continue-numbering="true" text:style-name="List_20_1">
        <text:list-item>
          <text:p text:style-name="P24">產生表單</text:p>
        </text:list-item>
      </text:list>
      <text:p text:style-name="P2">基本表單（一）透過 AJAX 方式動態載入 xml 產生 grid</text:p>
      <text:p text:style-name="P6"><text:bookmark-start text:name="__DdeLink__1357_2088108951"/>&lt;table id="myTable" /&gt;</text:p>
      <text:p text:style-name="P6">&lt;div id="pager"/&gt;</text:p>
      <text:p text:style-name="P4">&lt;script type="text/javascript"&gt;</text:p>
      <text:p text:style-name="P4"><text:tab/>$(function(){</text:p>
      <text:p text:style-name="P4"><text:tab/><text:tab/>$('myTable').jqGrid({</text:p>
      <text:p text:style-name="code"><text:span text:style-name="T7"><text:tab/><text:tab/><text:tab/>url:'</text:span><text:span text:style-name="T12">url</text:span><text:span text:style-name="T7">',</text:span></text:p>
      <text:p text:style-name="P4"><text:tab/><text:tab/><text:tab/>datatype: "xml",</text:p>
      <text:p text:style-name="P4"><text:tab/><text:tab/><text:tab/>colNames:['col1','col2', 'col3', 'col4','col5','col6','col7'],</text:p>
      <text:p text:style-name="P4"><text:tab/><text:tab/><text:tab/>colModel:[ {name:'name-1',index:'idx-1', width:75},</text:p>
      <text:p text:style-name="P4"><text:tab/><text:tab/><text:tab/><text:tab/>{name:'name-2',index:'idx-2', width:90},</text:p>
      <text:p text:style-name="P4"><text:tab/><text:tab/><text:tab/><text:tab/>{name:'name-3',index:'idx-3', width:100},</text:p>
      <text:p text:style-name="P4"><text:tab/><text:tab/><text:tab/><text:tab/>{name:'name-4',index:'idx-4', width:80, align:"right"},</text:p>
      <text:p text:style-name="P4"><text:tab/><text:tab/><text:tab/><text:tab/>{name:'name-5',index:'idx-5', width:80, align:"right"},</text:p>
      <text:p text:style-name="P4"><text:tab/><text:tab/><text:tab/><text:tab/>{name:'name-6',index:'idx-6', width:80,align:"right"},</text:p>
      <text:p text:style-name="P4"><text:tab/><text:tab/><text:tab/><text:tab/>{name:'name-7',index:'idx-7', width:150, sortable:false} ],</text:p>
      <text:p text:style-name="P4"><text:tab/><text:tab/><text:tab/>rowNum:10, autowidth: true, rowList:[10,20,30],</text:p>
      <text:p text:style-name="P4"><text:tab/><text:tab/><text:tab/>pager: '#pager', sortname: 'id', viewrecords: true, sortorder: "desc", caption:"XML Example"</text:p>
      <text:p text:style-name="P4"><text:tab/><text:tab/>})</text:p>
      <text:p text:style-name="P4"><text:tab/>})</text:p>
      <text:p text:style-name="P4">&lt;/script&gt;<text:bookmark-end text:name="__DdeLink__1357_2088108951"/></text:p>
      <text:p text:style-name="Text_20_body"><text:span text:style-name="T7">html 中要有 </text:span><text:span text:style-name="T6">table</text:span><text:span text:style-name="T7"> 元素，才能呈現 grid。如要呈現分頁功能列則需另加上 </text:span><text:span text:style-name="T3">div</text:span><text:span text:style-name="T7"> 元素。</text:span></text:p>
      <text:p text:style-name="Text_20_body"><text:span text:style-name="T7">jqGrid動態表單可接的資料格式為 </text:span><text:span text:style-name="T3">XML, Json</text:span></text:p>
      <text:list xml:id="list1087185959" text:continue-numbering="true" text:style-name="List_20_1">
        <text:list-item>
          <text:p text:style-name="P24">一次載入表單</text:p>
        </text:list-item>
      </text:list>
      <text:p text:style-name="P4">&lt;table id="myTable" /&gt;</text:p>
      <text:p text:style-name="P4">&lt;div id="pager"/&gt;</text:p>
      <text:p text:style-name="P4"><text:soft-page-break/>&lt;script type="text/javascript"&gt;</text:p>
      <text:p text:style-name="P4"><text:tab/>$(function(){</text:p>
      <text:p text:style-name="P4"><text:tab/><text:tab/>$('myTable').jqGrid({</text:p>
      <text:p text:style-name="code"><text:span text:style-name="T7"><text:tab/><text:tab/><text:tab/>url:'</text:span><text:span text:style-name="T12">url</text:span><text:span text:style-name="T7">',</text:span></text:p>
      <text:p text:style-name="P4"><text:tab/><text:tab/><text:tab/>datatype: "xml",</text:p>
      <text:p text:style-name="P4"><text:tab/><text:tab/><text:tab/>colNames:['col1','col2', 'col3', 'col4','col5','col6','col7'],</text:p>
      <text:p text:style-name="P4"><text:tab/><text:tab/><text:tab/>colModel:[ {name:'name-1',index:'idx-1', width:75},</text:p>
      <text:p text:style-name="P4"><text:tab/><text:tab/><text:tab/><text:tab/>{name:'name-2',index:'idx-2', width:90},</text:p>
      <text:p text:style-name="P4"><text:tab/><text:tab/><text:tab/><text:tab/>{name:'name-3',index:'idx-3', width:100},</text:p>
      <text:p text:style-name="P4"><text:tab/><text:tab/><text:tab/><text:tab/>{name:'name-4',index:'idx-4', width:80, align:"right"},</text:p>
      <text:p text:style-name="P4"><text:tab/><text:tab/><text:tab/><text:tab/>{name:'name-5',index:'idx-5', width:80, align:"right"},</text:p>
      <text:p text:style-name="P4"><text:tab/><text:tab/><text:tab/><text:tab/>{name:'name-6',index:'idx-6', width:80,align:"right"},</text:p>
      <text:p text:style-name="P4"><text:tab/><text:tab/><text:tab/><text:tab/>{name:'name-7',index:'idx-7', width:150, sortable:false} ],</text:p>
      <text:p text:style-name="P4"><text:tab/><text:tab/><text:tab/>rowNum:10, autowidth: true, rowList:[10,20,30],</text:p>
      <text:p text:style-name="code"><text:span text:style-name="T7"><text:tab/><text:tab/><text:tab/>pager: '#pager', </text:span><text:span text:style-name="T13">loadonce: true</text:span><text:span text:style-name="T7">, sortname: 'id', viewrecords: true, sortorder: "desc", caption:"XML Example"</text:span></text:p>
      <text:p text:style-name="P4"><text:tab/><text:tab/>})</text:p>
      <text:p text:style-name="P4"><text:tab/>})</text:p>
      <text:p text:style-name="P4">&lt;/script&gt;</text:p>
      <text:p text:style-name="Text_20_body">由後端 server 一次將全部送至前端，由前端控制分頁排序等功能選項。</text:p>
      <text:list xml:id="list167160471" text:continue-numbering="true" text:style-name="List_20_1">
        <text:list-item>
          <text:p text:style-name="Item">grid 選項說明</text:p>
        </text:list-item>
      </text:list>
      <text:h text:style-name="Heading_20_1" text:outline-level="1">Widget 元件</text:h>
      <text:h text:style-name="Heading_20_2" text:outline-level="2">目錄位置</text:h>
      <text:p text:style-name="Text_20_body"><text:s/>Widget 的目錄位置依名稱規則的方式存放。存放位置 apt/ui。</text:p>
      <text:h text:style-name="Heading_20_2" text:outline-level="2">Widget</text:h>
      <text:p text:style-name="Text_20_body">分析目前 CMS 系統的 UI 介面，提出共用性元件，封裝成為可重用的模組，並提供一致的操作行為。</text:p>
      <text:h text:style-name="Heading_20_3" text:outline-level="3">SearForm</text:h>
      <text:p text:style-name="Text_20_body">說明：一般常用的查詢表單，可提供客製化的表單輸入欄位，及檢核條件。</text:p>
      <text:p text:style-name="Text_20_body">功能說明：</text:p>
      <text:list xml:id="list1071374622" text:style-name="L6">
        <text:list-item>
          <text:p text:style-name="P15">按下<text:span text:style-name="T16">查詢</text:span>鈕後，會將查詢條件帶向查詢目地，並可依表單上的方法指定傳送的方式(POST、GET)。 </text:p>
        </text:list-item>
        <text:list-item>
          <text:p text:style-name="P15">表單資料送往目地前會先依 validate 的限制條件查核資料,完全符合表單資料會以 AJAX 的方式進行傳輸。</text:p>
        </text:list-item>
        <text:list-item>
          <text:p text:style-name="P15">若查核失敗，會將錯誤訊息更新在詢訊欄上，錯誤的欄位值也會以紅色背景呈現，若已有前次查詢<text:span text:style-name="T16">結果表格</text:span>(grid)，該表格則會被清除，以免誤導使用者。</text:p>
        </text:list-item>
        <text:list-item>
          <text:p text:style-name="P15">當查詢成功後會產生<text:span text:style-name="T16">結果表格</text:span>(grid)，若表格已存在則更新內容，並顯示查詢訊息(成功或查無資料)。</text:p>
        </text:list-item>
        <text:list-item>
          <text:p text:style-name="P15">若符合資料的查詢筆數為0，畫面上僅會程現查無資料的訊息，<text:span text:style-name="T16">結果表格</text:span>(grid)並不會呈現在畫面上。</text:p>
        </text:list-item>
        <text:list-item>
          <text:p text:style-name="P15">若按下<text:span text:style-name="T16">清除</text:span>鈕後，僅會清除由使用者輸入的表單欄位值，非使用者輸入的資料如 hidden 欄位，內容並不會被清除。</text:p>
        </text:list-item>
        <text:list-item>
          <text:p text:style-name="P15">若使用者按下<text:span text:style-name="T16">清除查詢結果</text:span>鈕時，會清除畫面上<text:span text:style-name="T16">結果表格</text:span>(grid)</text:p>
        </text:list-item>
      </text:list>
      <text:h text:style-name="Heading_20_3" text:outline-level="3">MasterDetailForm</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family-generic="roman" style:font-pitch="variable" style:font-charset="x-symbol"/>
    <style:font-face style:name="Lohit Hindi1" svg:font-family="'Lohit Hindi'"/>
    <style:font-face style:name="OpenSymbol1" svg:font-family="OpenSymbol"/>
    <style:font-face style:name="Monaco1" svg:font-family="Monaco" style:font-family-generic="modern" style:font-pitch="fixed"/>
    <style:font-face style:name="OpenSymbol" svg:font-family="OpenSymbol" style:font-pitch="variable"/>
    <style:font-face style:name="WenQuanYi Micro Hei Mono" svg:font-family="'WenQuanYi Micro Hei Mono'" style:font-adornments="Regular" style:font-pitch="variable"/>
    <style:font-face style:name="Monaco" svg:font-family="Monaco" style:font-adornments="Regular" style:font-family-generic="moder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ejaVu Serif" fo:font-size="12pt" fo:language="en" fo:country="US" style:letter-kerning="true" style:font-name-asian="DejaVu Sans1" style:font-size-asian="10.5pt" style:language-asian="zh" style:country-asian="TW"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mm" fo:margin-right="0mm" fo:margin-top="0mm" fo:margin-bottom="0mm" fo:text-indent="7.41mm" style:auto-text-indent="false" style:page-number="auto" fo:break-before="page" fo:background-color="transparent" fo:padding="0.51mm" fo:border-left="none" fo:border-right="none" fo:border-top="none" fo:border-bottom="0.06pt solid #000000" style:shadow="none">
        <style:tab-stops/>
        <style:background-image/>
      </style:paragraph-properties>
      <style:text-properties fo:font-size="120%" fo:font-weight="bold" style:font-size-asian="120%"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90.01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85.01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80.02mm" style:type="right" style:leader-style="dotted" style:leader-text="."/>
        </style:tab-stops>
      </style:paragraph-properties>
    </style:style>
    <style:style style:name="code" style:family="paragraph" style:parent-style-name="Text_20_body" style:class="text" style:master-page-name="">
      <style:paragraph-properties fo:margin="100%" fo:margin-left="2.52mm" fo:margin-right="0mm" fo:margin-top="1.01mm" fo:margin-bottom="1.01mm" fo:text-indent="1.99mm" style:auto-text-indent="false" style:page-number="auto" fo:background-color="#e6e6e6" style:shadow="none">
        <style:tab-stops>
          <style:tab-stop style:position="4.99mm"/>
          <style:tab-stop style:position="10mm"/>
          <style:tab-stop style:position="14.99mm"/>
          <style:tab-stop style:position="20mm"/>
          <style:tab-stop style:position="24.99mm"/>
        </style:tab-stops>
        <style:background-image/>
      </style:paragraph-properties>
      <style:text-properties style:font-name="Monaco" fo:font-size="10.5pt" style:font-name-asian="WenQuanYi Micro Hei Mono" style:font-size-asian="10.5pt"/>
    </style:style>
    <style:style style:name="Preformatted_20_Text" style:display-name="Preformatted Text" style:family="paragraph" style:parent-style-name="Standard" style:class="html">
      <style:paragraph-properties fo:margin-top="0mm" fo:margin-bottom="0mm"/>
      <style:text-properties style:font-name="Monaco1" fo:font-size="10pt" style:font-name-asian="Monaco1" style:font-size-asian="10pt" style:font-name-complex="Monaco1" style:font-size-complex="10pt"/>
    </style:style>
    <style:style style:name="Item" style:family="paragraph" style:parent-style-name="Heading_20_4" style:next-style-name="Text_20_body" style:default-outline-level="" style:list-style-name="List_20_1" style:class="text">
      <style:paragraph-properties fo:background-color="transparent" style:shadow="none">
        <style:tab-stops/>
        <style:background-image/>
      </style:paragraph-properties>
      <style:text-properties fo:font-style="normal" fo:font-weight="normal" style:font-style-asian="normal" style:font-weight-asian="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oot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13z0" style:family="text">
      <style:text-properties fo:font-size="12pt" style:font-size-asian="12pt"/>
    </style:style>
    <style:style style:name="WW8Num13z1" style:family="text">
      <style:text-properties style:font-name="OpenSymbol" style:font-name-complex="OpenSymbol"/>
    </style:style>
    <style:style style:name="WW8Num18z0" style:family="text">
      <style:text-properties style:font-name="Wingdings 2" style:font-name-complex="OpenSymbol"/>
    </style:style>
    <style:style style:name="WW8Num18z1" style:family="text">
      <style:text-properties style:font-name="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21.2mm" fo:text-indent="-6.35mm" fo:margin-left="21.2mm"/>
        </style:list-level-properties>
        <style:text-properties style:font-name="Wingdings 2"/>
      </text:list-level-style-bullet>
      <text:list-level-style-bullet text:level="2" text:style-name="WW8Num13z1" style:num-suffix="." text:bullet-char="◦">
        <style:list-level-properties text:list-level-position-and-space-mode="label-alignment">
          <style:list-level-label-alignment text:label-followed-by="listtab" text:list-tab-stop-position="27.55mm" fo:text-indent="-6.35mm" fo:margin-left="27.55m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33.9mm" fo:text-indent="-6.35mm" fo:margin-left="33.9m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40.25mm" fo:text-indent="-6.35mm" fo:margin-left="40.25mm"/>
        </style:list-level-properties>
        <style:text-properties style:font-name="Wingdings 2"/>
      </text:list-level-style-bullet>
      <text:list-level-style-bullet text:level="5" text:style-name="WW8Num13z1" style:num-suffix="." text:bullet-char="◦">
        <style:list-level-properties text:list-level-position-and-space-mode="label-alignment">
          <style:list-level-label-alignment text:label-followed-by="listtab" text:list-tab-stop-position="46.6mm" fo:text-indent="-6.35mm" fo:margin-left="46.6m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52.95mm" fo:text-indent="-6.35mm" fo:margin-left="52.95m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9.3mm" fo:text-indent="-6.35mm" fo:margin-left="59.3mm"/>
        </style:list-level-properties>
        <style:text-properties style:font-name="Wingdings 2"/>
      </text:list-level-style-bullet>
      <text:list-level-style-bullet text:level="8" text:style-name="WW8Num13z1" style:num-suffix="." text:bullet-char="◦">
        <style:list-level-properties text:list-level-position-and-space-mode="label-alignment">
          <style:list-level-label-alignment text:label-followed-by="listtab" text:list-tab-stop-position="65.65mm" fo:text-indent="-6.35mm" fo:margin-left="65.65m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72mm" fo:text-indent="-6.35mm" fo:margin-left="72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Wingdings 2"/>
      </text:list-level-style-bullet>
      <text:list-level-style-bullet text:level="2" text:style-name="WW8Num18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2"/>
      </text:list-level-style-bullet>
      <text:list-level-style-bullet text:level="5" text:style-name="WW8Num18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2"/>
      </text:list-level-style-bullet>
      <text:list-level-style-bullet text:level="8" text:style-name="WW8Num18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10mm" fo:margin-top="10mm" fo:margin-bottom="10mm" fo:margin-left="1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office:automatic-styles>
  <office:master-styles>
    <style:master-page style:name="Standard" style:page-layout-name="Mpm1">
      <style:header>
        <text:p text:style-name="MP1"><text:file-name text:display="name">CMS_Javascript_架構</text:file-name></text:p>
      </style:header>
      <style:footer>
        <text:p text:style-name="MP2"><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meta:initial-creator>
    <meta:creation-date>2011-10-11T17:06:20</meta:creation-date>
    <dc:date>2012-07-13T18:11:14</dc:date>
    <dc:creator>Steven Tzeng</dc:creator>
    <meta:editing-duration>P1DT6M</meta:editing-duration>
    <meta:editing-cycles>58</meta:editing-cycles>
    <meta:generator>LibreOffice/3.5$Linux_X86_64 LibreOffice_project/350m1$Build-2</meta:generator>
    <meta:document-statistic meta:table-count="0" meta:image-count="0" meta:object-count="0" meta:page-count="18" meta:paragraph-count="458" meta:word-count="2286" meta:character-count="13882" meta:non-whitespace-character-count="12772"/>
  </office:meta>
</office:document-meta>
</file>